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6.52mm" svg:height="90.05mm" svg:x="137.79mm" svg:y="103.61mm">
            <draw:object draw:notify-on-update-of-ranges="Hoja1.D27:Hoja1.D41 Hoja1.E27:Hoja1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6.52mm" svg:height="90.05mm" svg:x="138.11mm" svg:y="199.44mm">
            <draw:object draw:notify-on-update-of-ranges="Hoja1.D48:Hoja1.D62 Hoja1.E48:Hoja1.E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6.52mm" svg:height="90.05mm" svg:x="138.46mm" svg:y="294.27mm">
            <draw:object draw:notify-on-update-of-ranges="Hoja1.D69:Hoja1.D83 Hoja1.E69:Hoja1.E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96.52mm" svg:height="90.05mm" svg:x="138.82mm" svg:y="387.98mm">
            <draw:object draw:notify-on-update-of-ranges="Hoja1.D90:Hoja1.D104 Hoja1.E90:Hoja1.E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96.52mm" svg:height="90.05mm" svg:x="138.74mm" svg:y="482.8mm">
            <draw:object draw:notify-on-update-of-ranges="Hoja1.D111:Hoja1.D125 Hoja1.E111:Hoja1.E1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96.52mm" svg:height="90.05mm" svg:x="138.34mm" svg:y="8.51mm">
            <draw:object draw:notify-on-update-of-ranges="Hoja1.D6:Hoja1.D20 Hoja1.E6:Hoja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196.52mm" svg:height="90.05mm" svg:x="138.55mm" svg:y="585.99mm">
            <draw:object draw:notify-on-update-of-ranges="Hoja1.D134:Hoja1.D148 Hoja1.E134:Hoja1.E1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1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8" calcext:value-type="float">
            <text:p>-3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0" calcext:value-type="float">
            <text:p>-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56" calcext:value-type="float">
            <text:p>-5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69" calcext:value-type="float">
            <text:p>-6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64" calcext:value-type="float">
            <text:p>-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9" calcext:value-type="float">
            <text:p>-7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2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11"/>
          <table:table-cell table:style-name="ce3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56" calcext:value-type="float">
            <text:p>-56</text:p>
          </table:table-cell>
          <table:table-cell table:number-columns-repeated="11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2" calcext:value-type="float">
            <text:p>-52</text:p>
          </table:table-cell>
          <table:table-cell table:number-columns-repeated="11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4" calcext:value-type="float">
            <text:p>-54</text:p>
          </table:table-cell>
          <table:table-cell table:number-columns-repeated="11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1" calcext:value-type="float">
            <text:p>-6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7" calcext:value-type="float">
            <text:p>-7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3</text:p>
          </table:table-cell>
          <table:covered-table-cell table:number-columns-repeated="2" table:style-name="Default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5" calcext:value-type="float">
            <text:p>-4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4" calcext:value-type="float">
            <text:p>-64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75" calcext:value-type="float">
            <text:p>-75</text:p>
          </table:table-cell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75" calcext:value-type="float">
            <text:p>-75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9" calcext:value-type="float">
            <text:p>-79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6" calcext:value-type="float">
            <text:p>-76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9" calcext:value-type="float">
            <text:p>-79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4" calcext:value-type="float">
            <text:p>-84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1" calcext:value-type="float">
            <text:p>-81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8" calcext:value-type="float">
            <text:p>-88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5" calcext:value-type="float">
            <text:p>-85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4</text:p>
          </table:table-cell>
          <table:covered-table-cell table:number-columns-repeated="2" table:style-name="Default"/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12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7" calcext:value-type="float">
            <text:p>-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3" calcext:value-type="float">
            <text:p>-5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88" calcext:value-type="float">
            <text:p>-8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86" calcext:value-type="float">
            <text:p>-8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6" calcext:value-type="float">
            <text:p>-8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9" calcext:value-type="float">
            <text:p>-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5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7" calcext:value-type="float">
            <text:p>-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2" calcext:value-type="float">
            <text:p>-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57" calcext:value-type="float">
            <text:p>-5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4" calcext:value-type="float">
            <text:p>-6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8" calcext:value-type="float">
            <text:p>-7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2" calcext:value-type="float">
            <text:p>-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1" calcext:value-type="float">
            <text:p>-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 #6</text:p>
          </table:table-cell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54" calcext:value-type="float">
            <text:p>-5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47" calcext:value-type="float">
            <text:p>-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63" calcext:value-type="float">
            <text:p>-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3" calcext:value-type="float">
            <text:p>-6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2" calcext:value-type="float">
            <text:p>-7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0" calcext:value-type="float">
            <text:p>-7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4" calcext:value-type="float">
            <text:p>-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77" calcext:value-type="float">
            <text:p>-7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8" calcext:value-type="float">
            <text:p>-8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Measurements average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stance (cm)</text:p>
          </table:table-cell>
          <table:table-cell table:style-name="ce1" office:value-type="string" calcext:value-type="string">
            <text:p>RSSI (dBm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50" calcext:value-type="float">
            <text:p>-5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54" calcext:value-type="float">
            <text:p>-5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62" calcext:value-type="float">
            <text:p>-6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-67" calcext:value-type="float">
            <text:p>-6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-68" calcext:value-type="float">
            <text:p>-6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-71" calcext:value-type="float">
            <text:p>-7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-74" calcext:value-type="float">
            <text:p>-7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-80" calcext:value-type="float">
            <text:p>-8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83" calcext:value-type="float">
            <text:p>-8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14:04:34.171026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5:49:15.712307585</meta:creation-date>
    <dc:date>2018-07-15T16:54:15.839804962</dc:date>
    <meta:editing-duration>PT3H36M37S</meta:editing-duration>
    <meta:editing-cycles>39</meta:editing-cycles>
    <meta:generator>LibreOffice/6.0.3.2$Linux_X86_64 LibreOffice_project/00m0$Build-2</meta:generator>
    <meta:document-statistic meta:table-count="1" meta:cell-count="34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1</text:p>
        </chart:title>
        <chart:plot-area chart:style-name="ch3" table:cell-range-address="Hoja1.D6:Hoja1.E20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6:Hoja1.D20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6:Hoja1.E20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20</svg:desc>
                </draw:g>
              </table:table-cell>
              <table:table-cell office:value-type="float" office:value="-31">
                <text:p>-31</text:p>
                <draw:g>
                  <svg:desc>Hoja1.E6:Hoja1.E20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0">
                <text:p>-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2</text:p>
        </chart:title>
        <chart:plot-area chart:style-name="ch3" table:cell-range-address="Hoja1.D27:Hoja1.E41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27:Hoja1.D41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27:Hoja1.E41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1</svg:desc>
                </draw:g>
              </table:table-cell>
              <table:table-cell office:value-type="float" office:value="-34">
                <text:p>-34</text:p>
                <draw:g>
                  <svg:desc>Hoja1.E27:Hoja1.E4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74">
                <text:p>-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3</text:p>
        </chart:title>
        <chart:plot-area chart:style-name="ch3" table:cell-range-address="Hoja1.D48:Hoja1.E62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48:Hoja1.D62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48:Hoja1.E62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2</svg:desc>
                </draw:g>
              </table:table-cell>
              <table:table-cell office:value-type="float" office:value="-32">
                <text:p>-32</text:p>
                <draw:g>
                  <svg:desc>Hoja1.E48:Hoja1.E62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5">
                <text:p>-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4</text:p>
        </chart:title>
        <chart:plot-area chart:style-name="ch3" table:cell-range-address="Hoja1.D69:Hoja1.E83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69:Hoja1.D83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69:Hoja1.E83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9:Hoja1.D83</svg:desc>
                </draw:g>
              </table:table-cell>
              <table:table-cell office:value-type="float" office:value="-34">
                <text:p>-34</text:p>
                <draw:g>
                  <svg:desc>Hoja1.E69:Hoja1.E83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9">
                <text:p>-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5</text:p>
        </chart:title>
        <chart:plot-area chart:style-name="ch3" table:cell-range-address="Hoja1.D90:Hoja1.E104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90:Hoja1.D104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90:Hoja1.E104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90:Hoja1.D104</svg:desc>
                </draw:g>
              </table:table-cell>
              <table:table-cell office:value-type="float" office:value="-35">
                <text:p>-35</text:p>
                <draw:g>
                  <svg:desc>Hoja1.E90:Hoja1.E104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1">
                <text:p>-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8.089cm" svg:y="0.315cm" chart:style-name="ch2">
          <text:p>Measurement #6</text:p>
        </chart:title>
        <chart:plot-area chart:style-name="ch3" table:cell-range-address="Hoja1.D111:Hoja1.E125" chart:data-source-has-labels="both" svg:x="1.352cm" svg:y="1.196cm" svg:width="17.908cm" svg:height="6.701cm">
          <chartooo:coordinate-region svg:x="2.264cm" svg:y="1.356cm" svg:width="16.716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111:Hoja1.D125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111:Hoja1.E125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111:Hoja1.D125</svg:desc>
                </draw:g>
              </table:table-cell>
              <table:table-cell office:value-type="float" office:value="-35">
                <text:p>-35</text:p>
                <draw:g>
                  <svg:desc>Hoja1.E111:Hoja1.E12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8">
                <text:p>-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53cm" svg:height="9.006cm" xlink:href=".." xlink:type="simple" chart:class="chart:line" chart:style-name="ch1">
        <chart:title svg:x="7.414cm" svg:y="0.315cm" chart:style-name="ch2">
          <text:p>Measurements average</text:p>
        </chart:title>
        <chart:plot-area chart:style-name="ch3" table:cell-range-address="Hoja1.D134:Hoja1.E148" chart:data-source-has-labels="both" svg:x="1.352cm" svg:y="1.196cm" svg:width="17.908cm" svg:height="6.701cm">
          <chartooo:coordinate-region svg:x="2.079cm" svg:y="1.356cm" svg:width="16.901cm" svg:height="6.382cm"/>
          <chart:axis chart:dimension="x" chart:name="primary-x" chart:style-name="ch4" chartooo:axis-type="auto">
            <chartooo:date-scale/>
            <chart:title svg:x="9.257cm" svg:y="8.077cm" chart:style-name="ch5">
              <text:p>Distance (cm)</text:p>
            </chart:title>
            <chart:categories table:cell-range-address="Hoja1.D134:Hoja1.D148"/>
          </chart:axis>
          <chart:axis chart:dimension="y" chart:name="primary-y" chart:style-name="ch4">
            <chart:title svg:x="0.451cm" svg:y="5.45cm" chart:style-name="ch6">
              <text:p>RSSI (dBm)</text:p>
            </chart:title>
            <chart:grid chart:style-name="ch7" chart:class="major"/>
          </chart:axis>
          <chart:series chart:style-name="ch8" chart:values-cell-range-address="Hoja1.E134:Hoja1.E148" loext:label-string="rssi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134:Hoja1.D148</svg:desc>
                </draw:g>
              </table:table-cell>
              <table:table-cell office:value-type="float" office:value="-34">
                <text:p>-34</text:p>
                <draw:g>
                  <svg:desc>Hoja1.E134:Hoja1.E148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3">
                <text:p>-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